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d2a8a44-7fff-d934-6e5c-c9cb57eec2cf"/>Requerimientos App clientes</text:p>
      <text:p text:style-name="Text_20_body"/>
      <text:p text:style-name="P2">Requerimientos funcionales:</text:p>
      <text:list xml:id="list479593019" text:style-name="L1">
        <text:list-item>
          <text:p text:style-name="P3">El sistema debe permitir al usuario realizar pedidos.</text:p>
        </text:list-item>
        <text:list-item>
          <text:p text:style-name="P3">El sistema debe mostrar los productos en stock.</text:p>
        </text:list-item>
        <text:list-item>
          <text:p text:style-name="P3">El sistema monitorea el estado de los pedidos</text:p>
        </text:list-item>
      </text:list>
      <text:p text:style-name="Text_20_body"/>
      <text:p text:style-name="P2">Requerimientos no funcionales:</text:p>
      <text:list xml:id="list3901755941" text:style-name="L2">
        <text:list-item>
          <text:p text:style-name="P4">El sistema  debe contar con una interfaz para los clientes.</text:p>
        </text:list-item>
        <text:list-item>
          <text:p text:style-name="P4">El sistema se actualiza constantemente los productos.</text:p>
        </text:list-item>
        <text:list-item>
          <text:p text:style-name="P4">El sistema debe tener un tiempo de respuesta rápido.</text:p>
        </text:list-item>
      </text:list>
      <text:p text:style-name="Text_20_body"/>
      <text:p text:style-name="P2">Requerimientos de dominio:</text:p>
      <text:list xml:id="list2671012894" text:style-name="L3">
        <text:list-item>
          <text:p text:style-name="P5">El sistema debe integrar métodos de pago como Mercado pago, Modo, Billetera Santa fe y débito.</text:p>
        </text:list-item>
        <text:list-item>
          <text:p text:style-name="P5">Cada producto tiene un único código de identificación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31T11:24:21.295000000</meta:creation-date>
    <dc:date>2024-10-31T11:25:03.630000000</dc:date>
    <meta:editing-duration>PT42S</meta:editing-duration>
    <meta:editing-cycles>1</meta:editing-cycles>
    <meta:document-statistic meta:table-count="0" meta:image-count="0" meta:object-count="0" meta:page-count="1" meta:paragraph-count="12" meta:word-count="93" meta:character-count="575" meta:non-whitespace-character-count="501"/>
    <meta:generator>LibreOffice/7.2.0.4$Windows_X86_64 LibreOffice_project/9a9c6381e3f7a62afc1329bd359cc48accb6435b</meta:generator>
  </office:meta>
</office:document-meta>
</file>